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Oink</text:p>
          </table:table-cell>
          <table:table-cell table:style-name="ce2" office:value-type="string" calcext:value-type="string">
            <text:p>Family explicit</text:p>
          </table:table-cell>
          <table:table-cell table:style-name="ce2" office:value-type="string" calcext:value-type="string">
            <text:p>Product explicit</text:p>
          </table:table-cell>
          <table:table-cell table:style-name="ce2" office:value-type="string" calcext:value-type="string">
            <text:p>Factor explic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35" calcext:value-type="float">
            <text:p>1835</text:p>
          </table:table-cell>
          <table:table-cell table:formula="of:=[.C2]/[.B2]" office:value-type="float" office:value="79.7826086956522" calcext:value-type="float">
            <text:p>79.7826086956522</text:p>
          </table:table-cell>
          <table:table-cell office:value-type="float" office:value="78.619" calcext:value-type="float">
            <text:p>78.619</text:p>
          </table:table-cell>
          <table:table-cell office:value-type="float" office:value="2231" calcext:value-type="float">
            <text:p>2231</text:p>
          </table:table-cell>
          <table:table-cell office:value-type="float" office:value="4401" calcext:value-type="float">
            <text:p>4401</text:p>
          </table:table-cell>
          <table:table-cell table:formula="of:=[.G2]/[.F2]" office:value-type="float" office:value="1.97265800089646" calcext:value-type="float">
            <text:p>1.97265800089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594" calcext:value-type="float">
            <text:p>2594</text:p>
          </table:table-cell>
          <table:table-cell table:formula="of:=[.C3]/[.B3]" office:value-type="float" office:value="64.85" calcext:value-type="float">
            <text:p>64.85</text:p>
          </table:table-cell>
          <table:table-cell office:value-type="float" office:value="62.603" calcext:value-type="float">
            <text:p>62.603</text:p>
          </table:table-cell>
          <table:table-cell office:value-type="float" office:value="3626" calcext:value-type="float">
            <text:p>3626</text:p>
          </table:table-cell>
          <table:table-cell office:value-type="float" office:value="11253" calcext:value-type="float">
            <text:p>11253</text:p>
          </table:table-cell>
          <table:table-cell table:formula="of:=[.G3]/[.F3]" office:value-type="float" office:value="3.10341974627689" calcext:value-type="float">
            <text:p>3.103419746276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309" calcext:value-type="float">
            <text:p>9309</text:p>
          </table:table-cell>
          <table:table-cell table:formula="of:=[.C4]/[.B4]" office:value-type="float" office:value="59.6730769230769" calcext:value-type="float">
            <text:p>59.6730769230769</text:p>
          </table:table-cell>
          <table:table-cell office:value-type="float" office:value="211.137" calcext:value-type="float">
            <text:p>211.137</text:p>
          </table:table-cell>
          <table:table-cell office:value-type="float" office:value="14698" calcext:value-type="float">
            <text:p>14698</text:p>
          </table:table-cell>
          <table:table-cell office:value-type="float" office:value="39343" calcext:value-type="float">
            <text:p>39343</text:p>
          </table:table-cell>
          <table:table-cell table:formula="of:=[.G4]/[.F4]" office:value-type="float" office:value="2.67675874268608" calcext:value-type="float">
            <text:p>2.67675874268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9887" calcext:value-type="float">
            <text:p>9887</text:p>
          </table:table-cell>
          <table:table-cell table:formula="of:=[.C5]/[.B5]" office:value-type="float" office:value="48.4656862745098" calcext:value-type="float">
            <text:p>48.4656862745098</text:p>
          </table:table-cell>
          <table:table-cell office:value-type="float" office:value="175.958" calcext:value-type="float">
            <text:p>175.958</text:p>
          </table:table-cell>
          <table:table-cell office:value-type="float" office:value="14242" calcext:value-type="float">
            <text:p>14242</text:p>
          </table:table-cell>
          <table:table-cell office:value-type="float" office:value="38077" calcext:value-type="float">
            <text:p>38077</text:p>
          </table:table-cell>
          <table:table-cell table:formula="of:=[.G5]/[.F5]" office:value-type="float" office:value="2.67357112765061" calcext:value-type="float">
            <text:p>2.67357112765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305" calcext:value-type="float">
            <text:p>8305</text:p>
          </table:table-cell>
          <table:table-cell table:formula="of:=[.C6]/[.B6]" office:value-type="float" office:value="100.060240963855" calcext:value-type="float">
            <text:p>100.060240963855</text:p>
          </table:table-cell>
          <table:table-cell office:value-type="float" office:value="191.358" calcext:value-type="float">
            <text:p>191.358</text:p>
          </table:table-cell>
          <table:table-cell office:value-type="float" office:value="7760" calcext:value-type="float">
            <text:p>7760</text:p>
          </table:table-cell>
          <table:table-cell office:value-type="float" office:value="33370" calcext:value-type="float">
            <text:p>33370</text:p>
          </table:table-cell>
          <table:table-cell table:formula="of:=[.G6]/[.F6]" office:value-type="float" office:value="4.30025773195876" calcext:value-type="float">
            <text:p>4.30025773195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3011" calcext:value-type="float">
            <text:p>13011</text:p>
          </table:table-cell>
          <table:table-cell table:formula="of:=[.C7]/[.B7]" office:value-type="float" office:value="52.890243902439" calcext:value-type="float">
            <text:p>52.890243902439</text:p>
          </table:table-cell>
          <table:table-cell office:value-type="float" office:value="232.416" calcext:value-type="float">
            <text:p>232.416</text:p>
          </table:table-cell>
          <table:table-cell office:value-type="float" office:value="16837" calcext:value-type="float">
            <text:p>16837</text:p>
          </table:table-cell>
          <table:table-cell office:value-type="float" office:value="50173" calcext:value-type="float">
            <text:p>50173</text:p>
          </table:table-cell>
          <table:table-cell table:formula="of:=[.G7]/[.F7]" office:value-type="float" office:value="2.97992516481558" calcext:value-type="float">
            <text:p>2.979925164815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9215" calcext:value-type="float">
            <text:p>9215</text:p>
          </table:table-cell>
          <table:table-cell table:formula="of:=[.C8]/[.B8]" office:value-type="float" office:value="119.675324675325" calcext:value-type="float">
            <text:p>119.675324675325</text:p>
          </table:table-cell>
          <table:table-cell office:value-type="float" office:value="100.759" calcext:value-type="float">
            <text:p>100.759</text:p>
          </table:table-cell>
          <table:table-cell office:value-type="float" office:value="8283" calcext:value-type="float">
            <text:p>8283</text:p>
          </table:table-cell>
          <table:table-cell office:value-type="float" office:value="44554" calcext:value-type="float">
            <text:p>44554</text:p>
          </table:table-cell>
          <table:table-cell table:formula="of:=[.G8]/[.F8]" office:value-type="float" office:value="5.37896897259447" calcext:value-type="float">
            <text:p>5.37896897259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27" calcext:value-type="float">
            <text:p>1827</text:p>
          </table:table-cell>
          <table:table-cell table:formula="of:=[.C9]/[.B9]" office:value-type="float" office:value="140.538461538462" calcext:value-type="float">
            <text:p>140.538461538462</text:p>
          </table:table-cell>
          <table:table-cell office:value-type="float" office:value="82.43" calcext:value-type="float">
            <text:p>82.43</text:p>
          </table:table-cell>
          <table:table-cell office:value-type="float" office:value="1469" calcext:value-type="float">
            <text:p>1469</text:p>
          </table:table-cell>
          <table:table-cell office:value-type="float" office:value="3714" calcext:value-type="float">
            <text:p>3714</text:p>
          </table:table-cell>
          <table:table-cell table:formula="of:=[.G9]/[.F9]" office:value-type="float" office:value="2.5282505105514" calcext:value-type="float">
            <text:p>2.5282505105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502" calcext:value-type="float">
            <text:p>6502</text:p>
          </table:table-cell>
          <table:table-cell table:formula="of:=[.C10]/[.B10]" office:value-type="float" office:value="112.103448275862" calcext:value-type="float">
            <text:p>112.103448275862</text:p>
          </table:table-cell>
          <table:table-cell office:value-type="float" office:value="126.082" calcext:value-type="float">
            <text:p>126.082</text:p>
          </table:table-cell>
          <table:table-cell office:value-type="float" office:value="5685" calcext:value-type="float">
            <text:p>5685</text:p>
          </table:table-cell>
          <table:table-cell office:value-type="float" office:value="27968" calcext:value-type="float">
            <text:p>27968</text:p>
          </table:table-cell>
          <table:table-cell table:formula="of:=[.G10]/[.F10]" office:value-type="float" office:value="4.91961301671064" calcext:value-type="float">
            <text:p>4.91961301671064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2:.B9])" office:value-type="float" office:value="105.25" calcext:value-type="float">
            <text:p>105.25</text:p>
          </table:table-cell>
          <table:table-cell table:style-name="ce1" table:formula="of:=AVERAGE([.C2:.C9])" office:value-type="float" office:value="6997.875" calcext:value-type="float">
            <text:p>6997.875</text:p>
          </table:table-cell>
          <table:table-cell table:style-name="ce1" table:formula="of:=AVERAGE([.D2:.D9])" office:value-type="float" office:value="83.2419553716649" calcext:value-type="float">
            <text:p>83.2419553716649</text:p>
          </table:table-cell>
          <table:table-cell table:style-name="ce1" table:formula="of:=AVERAGE([.E2:.E9])" office:value-type="float" office:value="141.91" calcext:value-type="float">
            <text:p>141.91</text:p>
          </table:table-cell>
          <table:table-cell table:style-name="ce1" table:formula="of:=AVERAGE([.F2:.F9])" office:value-type="float" office:value="8643.25" calcext:value-type="float">
            <text:p>8643.25</text:p>
          </table:table-cell>
          <table:table-cell table:style-name="ce1" table:formula="of:=AVERAGE([.G2:.G9])" office:value-type="float" office:value="28110.625" calcext:value-type="float">
            <text:p>28110.625</text:p>
          </table:table-cell>
          <table:table-cell table:style-name="ce1" table:formula="of:=AVERAGE([.H2:.H9])" office:value-type="float" office:value="3.20172624967878" calcext:value-type="float">
            <text:p>3.20172624967878</text:p>
          </table:table-cell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table:formula="of:=[.C14]/[.B14]" office:value-type="float" office:value="35.75" calcext:value-type="float">
            <text:p>35.75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26" calcext:value-type="float">
            <text:p>926</text:p>
          </table:table-cell>
          <table:table-cell table:formula="of:=[.C15]/[.B15]" office:value-type="float" office:value="42.0909090909091" calcext:value-type="float">
            <text:p>42.0909090909091</text:p>
          </table:table-cell>
          <table:table-cell/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182" calcext:value-type="float">
            <text:p>3182</text:p>
          </table:table-cell>
          <table:table-cell table:formula="of:=[.C16]/[.B16]" office:value-type="float" office:value="63.64" calcext:value-type="float">
            <text:p>63.64</text:p>
          </table:table-cell>
          <table:table-cell/>
          <table:table-cell office:value-type="float" office:value="4280" calcext:value-type="float">
            <text:p>42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166" calcext:value-type="float">
            <text:p>2166</text:p>
          </table:table-cell>
          <table:table-cell table:formula="of:=[.C17]/[.B17]" office:value-type="float" office:value="45.125" calcext:value-type="float">
            <text:p>45.125</text:p>
          </table:table-cell>
          <table:table-cell/>
          <table:table-cell office:value-type="float" office:value="5028" calcext:value-type="float">
            <text:p>50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58" calcext:value-type="float">
            <text:p>2158</text:p>
          </table:table-cell>
          <table:table-cell table:formula="of:=[.C18]/[.B18]" office:value-type="float" office:value="134.875" calcext:value-type="float">
            <text:p>134.875</text:p>
          </table:table-cell>
          <table:table-cell/>
          <table:table-cell office:value-type="float" office:value="2634" calcext:value-type="float">
            <text:p>26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106" calcext:value-type="float">
            <text:p>4106</text:p>
          </table:table-cell>
          <table:table-cell table:formula="of:=[.C19]/[.B19]" office:value-type="float" office:value="54.0263157894737" calcext:value-type="float">
            <text:p>54.0263157894737</text:p>
          </table:table-cell>
          <table:table-cell/>
          <table:table-cell office:value-type="float" office:value="7142" calcext:value-type="float">
            <text:p>71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606" calcext:value-type="float">
            <text:p>4606</text:p>
          </table:table-cell>
          <table:table-cell table:formula="of:=[.C20]/[.B20]" office:value-type="float" office:value="135.470588235294" calcext:value-type="float">
            <text:p>135.470588235294</text:p>
          </table:table-cell>
          <table:table-cell/>
          <table:table-cell office:value-type="float" office:value="5114" calcext:value-type="float">
            <text:p>51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/[.B21]"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82" calcext:value-type="float">
            <text:p>2582</text:p>
          </table:table-cell>
          <table:table-cell table:formula="of:=[.C22]/[.B22]" office:value-type="float" office:value="107.583333333333" calcext:value-type="float">
            <text:p>107.583333333333</text:p>
          </table:table-cell>
          <table:table-cell/>
          <table:table-cell office:value-type="float" office:value="2440" calcext:value-type="float">
            <text:p>24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09:12:40.745158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3:40:08.756633857</meta:creation-date>
    <dc:date>2019-06-12T16:04:06.567334393</dc:date>
    <meta:editing-duration>PT3H27M46S</meta:editing-duration>
    <meta:editing-cycles>6</meta:editing-cycles>
    <meta:generator>LibreOffice/6.0.7.3$Linux_X86_64 LibreOffice_project/00m0$Build-3</meta:generator>
    <meta:document-statistic meta:table-count="1" meta:cell-count="132" meta:object-count="0"/>
  </office:meta>
</office:document-meta>
</file>